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7dd0e" officeooo:paragraph-rsid="0007dd0e"/>
    </style:style>
    <style:style style:name="P3" style:family="paragraph" style:parent-style-name="Standard">
      <style:text-properties officeooo:rsid="0007dd0e" officeooo:paragraph-rsid="00093d4b"/>
    </style:style>
    <style:style style:name="P4" style:family="paragraph" style:parent-style-name="Standard">
      <style:text-properties officeooo:rsid="000924c3" officeooo:paragraph-rsid="000924c3"/>
    </style:style>
    <style:style style:name="P5" style:family="paragraph" style:parent-style-name="Standard">
      <style:text-properties officeooo:rsid="000924c3" officeooo:paragraph-rsid="00093d4b"/>
    </style:style>
    <style:style style:name="P6" style:family="paragraph" style:parent-style-name="Standard">
      <style:text-properties officeooo:paragraph-rsid="00093d4b"/>
    </style:style>
    <style:style style:name="P7" style:family="paragraph" style:parent-style-name="Standard">
      <style:text-properties officeooo:rsid="00093d4b" officeooo:paragraph-rsid="00093d4b"/>
    </style:style>
    <style:style style:name="P8" style:family="paragraph" style:parent-style-name="Standard">
      <style:text-properties officeooo:rsid="000a767a" officeooo:paragraph-rsid="000a767a"/>
    </style:style>
    <style:style style:name="P9" style:family="paragraph" style:parent-style-name="Standard">
      <style:text-properties officeooo:rsid="000e23a2" officeooo:paragraph-rsid="000e23a2"/>
    </style:style>
    <style:style style:name="P10" style:family="paragraph" style:parent-style-name="Standard">
      <style:text-properties officeooo:rsid="000a767a" officeooo:paragraph-rsid="000a767a"/>
    </style:style>
    <style:style style:name="T1" style:family="text">
      <style:text-properties officeooo:rsid="0007dd0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7dd0e"/>
    </style:style>
    <style:style style:name="T4" style:family="text">
      <style:text-properties style:text-position="sub 58%" officeooo:rsid="000924c3"/>
    </style:style>
    <style:style style:name="T5" style:family="text">
      <style:text-properties style:text-position="sub 58%" officeooo:rsid="00093d4b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7dd0e"/>
    </style:style>
    <style:style style:name="T8" style:family="text">
      <style:text-properties style:text-position="super 58%" officeooo:rsid="000924c3"/>
    </style:style>
    <style:style style:name="T9" style:family="text">
      <style:text-properties officeooo:rsid="000924c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93d4b"/>
    </style:style>
    <style:style style:name="T12" style:family="text">
      <style:text-properties officeooo:rsid="000959f3"/>
    </style:style>
    <style:style style:name="T13" style:family="text">
      <style:text-properties officeooo:rsid="000e2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</text:p>
      <text:p text:style-name="Standard"/>
      <text:p text:style-name="Standard"/>
      <text:p text:style-name="Standard">第一次简单训练：<text:span text:style-name="T1">Tron-v1 <text:s text:c="5"/></text:span><text:span text:style-name="T9">max_iteration=10000</text:span></text:p>
      <text:p text:style-name="Standard"/>
      <text:p text:style-name="P6">线速度跟踪奖励： </text:p>
      <text:p text:style-name="P6"><text:span text:style-name="T1">r</text:span><text:span text:style-name="T3">xy</text:span><text:span text:style-name="T1">= (x</text:span><text:span text:style-name="T3">ref</text:span><text:span text:style-name="T1">-x)</text:span><text:span text:style-name="T7">2</text:span><text:span text:style-name="T1">+(y</text:span><text:span text:style-name="T3">ref</text:span><text:span text:style-name="T1">-y)</text:span><text:span text:style-name="T7">2</text:span></text:p>
      <text:p text:style-name="P3">角速度跟踪奖励：</text:p>
      <text:p text:style-name="P3">r<text:span text:style-name="T2">w</text:span>= (w<text:span text:style-name="T2">ref</text:span>-w)<text:span text:style-name="T6">2</text:span></text:p>
      <text:p text:style-name="P3">基座高度奖励:</text:p>
      <text:p text:style-name="P3"><text:span text:style-name="T9">r</text:span><text:span text:style-name="T4">h</text:span><text:span text:style-name="T9">=(h</text:span><text:span text:style-name="T4">ref</text:span><text:span text:style-name="T9">-h)</text:span><text:span text:style-name="T8">2</text:span></text:p>
      <text:p text:style-name="P4">追踪动态的高度命令:</text:p>
      <text:p text:style-name="P2">r<text:span text:style-name="T5">th</text:span>=exp(−σ(h<text:span text:style-name="T4">ref</text:span><text:span text:style-name="T2">​</text:span>−h<text:span text:style-name="T2">actual</text:span>​)<text:span text:style-name="T6">2</text:span>​)</text:p>
      <text:p text:style-name="P5">水平奖励： <text:s text:c="2"/></text:p>
      <text:p text:style-name="P5">r<text:span text:style-name="T5">o</text:span>=(heading_proj+1)<text:span text:style-name="T6">2 <text:s text:c="4"/></text:span></text:p>
      <text:p text:style-name="P4">heading_proj = torch.sum(up * self.projected_gravity, dim=1) <text:s text:c="3"/>计算当前机器人水平向量与单位向上向量的点乘<text:span text:style-name="T10">z</text:span>=&lt;0,0,1&gt;</text:p>
      <text:p text:style-name="P4">奖励惩罚heading_project与-<text:span text:style-name="T11">1的偏差</text:span></text:p>
      <text:p text:style-name="P4"/>
      <text:p text:style-name="P4"/>
      <text:p text:style-name="P4"/>
      <text:p text:style-name="P7">训练完成，效果不佳，无法保持站立<text:span text:style-name="T12">，</text:span>行走<text:span text:style-name="T12">2s后到下</text:span></text:p>
      <text:p text:style-name="P7"/>
      <text:p text:style-name="P8">尝试简化任务，修改地形为平坦地面</text:p>
      <text:p text:style-name="P8">尝试站立失败，尝试原地踏步失败</text:p>
      <text:p text:style-name="P8"/>
      <text:p text:style-name="P8">发现机器人启动就是歪的</text:p>
      <text:p text:style-name="P8">查找修改xml文件中base_link 质心从 [0.0457, 0.0001, -0.1638] 修正为</text:p>
      <text:p text:style-name="P8"><text:s text:c="2"/>[0.0, 0.0, -0.1638]</text:p>
      <text:p text:style-name="P8">判断应该不是主要原因</text:p>
      <text:p text:style-name="P8"/>
      <text:p text:style-name="P8">尝试最简单的保持站立失败</text:p>
      <text:p text:style-name="P8"/>
      <text:p text:style-name="P8">考虑是训练次数不足。</text:p>
      <text:p text:style-name="P8"/>
      <text:p text:style-name="P8"/>
      <text:p text:style-name="P8"/>
      <text:p text:style-name="P8"/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08:58:00.225927290</meta:creation-date>
    <dc:date>2025-07-30T19:27:51.363597153</dc:date>
    <meta:editing-duration>PT2H17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12" meta:character-count="482" meta:non-whitespace-character-count="433"/>
  </office:meta>
</office:document-meta>
</file>